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weight="bold" officeooo:rsid="0015ce0d" officeooo:paragraph-rsid="0015ce0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weight="bold" officeooo:rsid="0015ce0d" officeooo:paragraph-rsid="0015ce0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16f1a5" officeooo:paragraph-rsid="0016f1a5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officeooo:rsid="0016f1a5" officeooo:paragraph-rsid="0016f1a5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weight="bold" officeooo:rsid="0016f1a5" officeooo:paragraph-rsid="001ca263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023bcd" officeooo:paragraph-rsid="00023bcd" style:font-size-asian="10.5pt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language="pt" fo:country="BR" fo:font-weight="bold" officeooo:rsid="00023bcd" officeooo:paragraph-rsid="000cdffd" style:font-size-asian="10.5pt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language="pt" fo:country="BR" fo:font-weight="bold" officeooo:rsid="00023bcd" officeooo:paragraph-rsid="00023bcd" style:font-size-asian="10.5pt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023bcd" officeooo:paragraph-rsid="00023bcd" style:font-size-asian="10.5pt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0a5a49" officeooo:paragraph-rsid="000a5a49" style:font-size-asian="10.5pt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0a5a49" officeooo:paragraph-rsid="000a5a49" style:font-size-asian="10.5pt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0bbf91" officeooo:paragraph-rsid="000bbf91" style:font-size-asian="10.5pt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db496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0f535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10bca5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119880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013b79d"/>
    </style:style>
    <style:style style:name="P18" style:family="paragraph" style:parent-style-name="Standard">
      <style:text-properties officeooo:paragraph-rsid="001ca263"/>
    </style:style>
    <style:style style:name="P19" style:family="paragraph" style:parent-style-name="Standard">
      <style:text-properties officeooo:paragraph-rsid="001cf3c2"/>
    </style:style>
    <style:style style:name="P20" style:family="paragraph" style:parent-style-name="Table_20_Contents">
      <style:paragraph-properties fo:text-align="justify" style:justify-single-word="false"/>
      <style:text-properties officeooo:rsid="001bb630" officeooo:paragraph-rsid="001bb630"/>
    </style:style>
    <style:style style:name="P21" style:family="paragraph" style:parent-style-name="Table_20_Contents">
      <style:paragraph-properties fo:text-align="justify" style:justify-single-word="false"/>
      <style:text-properties officeooo:rsid="001bb630" officeooo:paragraph-rsid="001ca263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bb630" officeooo:paragraph-rsid="001bb63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bb630" officeooo:paragraph-rsid="001ca26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bb630" officeooo:paragraph-rsid="001cf3c2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rsid="001ca263" officeooo:paragraph-rsid="001ca263"/>
    </style:style>
    <style:style style:name="P26" style:family="paragraph" style:parent-style-name="Table_20_Contents">
      <style:paragraph-properties fo:text-align="justify" style:justify-single-word="false"/>
      <style:text-properties officeooo:rsid="001ca263" officeooo:paragraph-rsid="001cf3c2"/>
    </style:style>
    <style:style style:name="P27" style:family="paragraph" style:parent-style-name="Table_20_Contents">
      <style:paragraph-properties fo:text-align="justify" style:justify-single-word="false"/>
      <style:text-properties officeooo:rsid="001cf3c2" officeooo:paragraph-rsid="001cf3c2"/>
    </style:style>
    <style:style style:name="T1" style:family="text">
      <style:text-properties fo:font-weight="normal" officeooo:rsid="00028379" style:font-weight-asian="normal" style:font-weight-complex="normal"/>
    </style:style>
    <style:style style:name="T2" style:family="text">
      <style:text-properties fo:font-weight="normal" officeooo:rsid="0004572a" style:font-weight-asian="normal" style:font-weight-complex="normal"/>
    </style:style>
    <style:style style:name="T3" style:family="text">
      <style:text-properties fo:font-weight="normal" officeooo:rsid="00067c1d" style:font-weight-asian="normal" style:font-weight-complex="normal"/>
    </style:style>
    <style:style style:name="T4" style:family="text">
      <style:text-properties fo:font-weight="normal" officeooo:rsid="0006df1e" style:font-weight-asian="normal" style:font-weight-complex="normal"/>
    </style:style>
    <style:style style:name="T5" style:family="text">
      <style:text-properties fo:font-weight="normal" officeooo:rsid="00085c2c" style:font-weight-asian="normal" style:font-weight-complex="normal"/>
    </style:style>
    <style:style style:name="T6" style:family="text">
      <style:text-properties fo:font-weight="normal" officeooo:rsid="0008685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b496" style:font-weight-asian="bold" style:font-weight-complex="bold"/>
    </style:style>
    <style:style style:name="T9" style:family="text">
      <style:text-properties officeooo:rsid="00067c1d"/>
    </style:style>
    <style:style style:name="T10" style:family="text">
      <style:text-properties officeooo:rsid="0006df1e"/>
    </style:style>
    <style:style style:name="T11" style:family="text">
      <style:text-properties officeooo:rsid="0008685d"/>
    </style:style>
    <style:style style:name="T12" style:family="text">
      <style:text-properties fo:language="pt" fo:country="BR" fo:font-weight="normal" officeooo:rsid="000a5a49" style:font-size-asian="10.5pt" style:font-weight-asian="normal" style:font-weight-complex="normal"/>
    </style:style>
    <style:style style:name="T13" style:family="text">
      <style:text-properties fo:language="pt" fo:country="BR" fo:font-weight="normal" officeooo:rsid="000db496" style:font-size-asian="10.5pt" style:font-weight-asian="normal" style:font-weight-complex="normal"/>
    </style:style>
    <style:style style:name="T14" style:family="text">
      <style:text-properties fo:language="pt" fo:country="BR" fo:font-weight="normal" officeooo:rsid="000f535e" style:font-size-asian="10.5pt" style:font-weight-asian="normal" style:font-weight-complex="normal"/>
    </style:style>
    <style:style style:name="T15" style:family="text">
      <style:text-properties fo:language="pt" fo:country="BR" fo:font-weight="normal" officeooo:rsid="00023bcd" style:font-size-asian="10.5pt" style:font-weight-asian="normal" style:font-weight-complex="normal"/>
    </style:style>
    <style:style style:name="T16" style:family="text">
      <style:text-properties fo:language="pt" fo:country="BR" fo:font-weight="normal" officeooo:rsid="00028379" style:font-size-asian="10.5pt" style:font-weight-asian="normal" style:font-weight-complex="normal"/>
    </style:style>
    <style:style style:name="T17" style:family="text">
      <style:text-properties fo:language="pt" fo:country="BR" fo:font-weight="normal" officeooo:rsid="000f96c2" style:font-size-asian="10.5pt" style:font-weight-asian="normal" style:font-weight-complex="normal"/>
    </style:style>
    <style:style style:name="T18" style:family="text">
      <style:text-properties fo:language="pt" fo:country="BR" fo:font-weight="normal" officeooo:rsid="0010bca5" style:font-size-asian="10.5pt" style:font-weight-asian="normal" style:font-weight-complex="normal"/>
    </style:style>
    <style:style style:name="T19" style:family="text">
      <style:text-properties fo:language="pt" fo:country="BR" fo:font-weight="bold" officeooo:rsid="000db496" style:font-size-asian="10.5pt" style:font-weight-asian="bold" style:font-weight-complex="bold"/>
    </style:style>
    <style:style style:name="T20" style:family="text">
      <style:text-properties fo:language="pt" fo:country="BR" fo:font-weight="bold" officeooo:rsid="000f535e" style:font-size-asian="10.5pt" style:font-weight-asian="bold" style:font-weight-complex="bold"/>
    </style:style>
    <style:style style:name="T21" style:family="text">
      <style:text-properties fo:language="pt" fo:country="BR" fo:font-weight="bold" officeooo:rsid="00023bcd" style:font-size-asian="10.5pt" style:font-weight-asian="bold" style:font-weight-complex="bold"/>
    </style:style>
    <style:style style:name="T22" style:family="text">
      <style:text-properties fo:language="pt" fo:country="BR" fo:font-weight="bold" officeooo:rsid="00028379" style:font-size-asian="10.5pt" style:font-weight-asian="bold" style:font-weight-complex="bold"/>
    </style:style>
    <style:style style:name="T23" style:family="text">
      <style:text-properties fo:language="pt" fo:country="BR" fo:font-weight="bold" officeooo:rsid="000f96c2" style:font-size-asian="10.5pt" style:font-weight-asian="bold" style:font-weight-complex="bold"/>
    </style:style>
    <style:style style:name="T24" style:family="text">
      <style:text-properties fo:language="pt" fo:country="BR" fo:font-style="italic" fo:font-weight="normal" officeooo:rsid="0010bca5" style:font-size-asian="10.5pt" style:font-style-asian="italic" style:font-weight-asian="normal" style:font-style-complex="italic" style:font-weight-complex="normal"/>
    </style:style>
    <style:style style:name="T25" style:family="text">
      <style:text-properties fo:language="pt" fo:country="BR" fo:font-style="italic" fo:font-weight="bold" officeooo:rsid="0010bca5" style:font-size-asian="10.5pt" style:font-style-asian="italic" style:font-weight-asian="bold" style:font-style-complex="italic" style:font-weight-complex="bold"/>
    </style:style>
    <style:style style:name="T26" style:family="text">
      <style:text-properties fo:language="pt" fo:country="BR" fo:font-style="italic" fo:font-weight="bold" officeooo:rsid="0013b79d" style:font-size-asian="10.5pt" style:font-style-asian="italic" style:font-weight-asian="bold" style:font-style-complex="italic" style:font-weight-complex="bold"/>
    </style:style>
    <style:style style:name="T27" style:family="text">
      <style:text-properties fo:language="pt" fo:country="BR" fo:font-style="normal" fo:font-weight="normal" style:font-size-asian="10.5pt" style:font-style-asian="normal" style:font-weight-asian="normal" style:font-style-complex="normal" style:font-weight-complex="normal"/>
    </style:style>
    <style:style style:name="T28" style:family="text">
      <style:text-properties fo:language="pt" fo:country="BR" fo:font-style="normal" fo:font-weight="normal" officeooo:rsid="0010bca5" style:font-size-asian="10.5pt" style:font-style-asian="normal" style:font-weight-asian="normal" style:font-style-complex="normal" style:font-weight-complex="normal"/>
    </style:style>
    <style:style style:name="T29" style:family="text">
      <style:text-properties fo:language="pt" fo:country="BR" fo:font-style="normal" fo:font-weight="normal" officeooo:rsid="001100f7" style:font-size-asian="10.5pt" style:font-style-asian="normal" style:font-weight-asian="normal" style:font-style-complex="normal" style:font-weight-complex="normal"/>
    </style:style>
    <style:style style:name="T30" style:family="text">
      <style:text-properties fo:language="pt" fo:country="BR" fo:font-style="normal" fo:font-weight="normal" officeooo:rsid="000f96c2" style:font-size-asian="10.5pt" style:font-style-asian="normal" style:font-weight-asian="normal" style:font-style-complex="normal" style:font-weight-complex="normal"/>
    </style:style>
    <style:style style:name="T31" style:family="text">
      <style:text-properties fo:language="pt" fo:country="BR" fo:font-style="normal" fo:font-weight="normal" officeooo:rsid="00119880" style:font-size-asian="10.5pt" style:font-style-asian="normal" style:font-weight-asian="normal" style:font-style-complex="normal" style:font-weight-complex="normal"/>
    </style:style>
    <style:style style:name="T32" style:family="text">
      <style:text-properties fo:language="pt" fo:country="BR" fo:font-style="normal" fo:font-weight="normal" officeooo:rsid="00126a07" style:font-size-asian="10.5pt" style:font-style-asian="normal" style:font-weight-asian="normal" style:font-style-complex="normal" style:font-weight-complex="normal"/>
    </style:style>
    <style:style style:name="T33" style:family="text">
      <style:text-properties fo:language="pt" fo:country="BR" fo:font-style="normal" fo:font-weight="normal" officeooo:rsid="0013b79d" style:font-size-asian="10.5pt" style:font-style-asian="normal" style:font-weight-asian="normal" style:font-style-complex="normal" style:font-weight-complex="normal"/>
    </style:style>
    <style:style style:name="T34" style:family="text">
      <style:text-properties fo:language="pt" fo:country="BR" fo:font-style="normal" fo:font-weight="normal" officeooo:rsid="00163738" style:font-size-asian="10.5pt" style:font-style-asian="normal" style:font-weight-asian="normal" style:font-style-complex="normal" style:font-weight-complex="normal"/>
    </style:style>
    <style:style style:name="T35" style:family="text">
      <style:text-properties fo:language="pt" fo:country="BR" fo:font-style="normal" fo:font-weight="bold" officeooo:rsid="001100f7" style:font-size-asian="10.5pt" style:font-style-asian="normal" style:font-weight-asian="bold" style:font-style-complex="normal" style:font-weight-complex="bold"/>
    </style:style>
    <style:style style:name="T36" style:family="text">
      <style:text-properties fo:language="pt" fo:country="BR" fo:font-style="normal" fo:font-weight="bold" officeooo:rsid="00028379" style:font-size-asian="10.5pt" style:font-style-asian="normal" style:font-weight-asian="bold" style:font-style-complex="normal" style:font-weight-complex="bold"/>
    </style:style>
    <style:style style:name="T37" style:family="text">
      <style:text-properties fo:language="pt" fo:country="BR" fo:font-style="normal" fo:font-weight="bold" officeooo:rsid="000f96c2" style:font-size-asian="10.5pt" style:font-style-asian="normal" style:font-weight-asian="bold" style:font-style-complex="normal" style:font-weight-complex="bold"/>
    </style:style>
    <style:style style:name="T38" style:family="text">
      <style:text-properties fo:language="pt" fo:country="BR" fo:font-style="normal" style:font-size-asian="10.5pt" style:font-style-asian="normal" style:font-style-complex="normal"/>
    </style:style>
    <style:style style:name="T39" style:family="text">
      <style:text-properties fo:language="pt" fo:country="BR" fo:font-style="normal" officeooo:rsid="0013b79d" style:font-size-asian="10.5pt" style:font-style-asian="normal" style:font-style-complex="normal"/>
    </style:style>
    <style:style style:name="T40" style:family="text">
      <style:text-properties fo:language="pt" fo:country="BR" fo:font-style="normal" officeooo:rsid="00163738" style:font-size-asian="10.5pt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mpo Limite: 2 segundos</text:p>
      <text:p text:style-name="P7">Garrafas</text:p>
      <text:p text:style-name="P8"/>
      <text:p text:style-name="P14"><text:span text:style-name="T15"><text:tab/>Nick tem </text:span><text:span text:style-name="T21">n</text:span><text:span text:style-name="T15"> garrafas de refrigerante que sobraram após sua festa de aniversário. </text:span><text:span text:style-name="T16">Cada garrafa é descrita por dois valores: a sua quantidade de refrigerante restante </text:span><text:span text:style-name="T22"><draw:frame draw:style-name="fr1" draw:name="Object1" text:anchor-type="as-char" svg:y="-0.1484in" svg:width="0.198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 e o volume total da garrafa </text:span><text:span text:style-name="T16"><draw:frame draw:style-name="fr1" draw:name="Object2" text:anchor-type="as-char" svg:y="-0.1484in" svg:width="0.198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(</text:span><text:span text:style-name="T20"><draw:frame draw:style-name="fr1" draw:name="Object3" text:anchor-type="as-char" svg:y="-0.1484in" svg:width="0.1972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≤</text:span><text:span text:style-name="T22"><draw:frame draw:style-name="fr1" draw:name="Object4" text:anchor-type="as-char" svg:y="-0.1484in" svg:width="0.198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)</text:span><text:span text:style-name="T16">.</text:span></text:p>
      <text:p text:style-name="P6"><text:span text:style-name="T1"><text:tab/></text:span><text:span text:style-name="T2">Nick decidiu pegar toda a quantidade de refrigerante restante e colocá-la no menor número de garrafas possível, porém, ele quer fazer isso tão rápido quanto possível. </text:span><text:span text:style-name="T3">Nick gasta </text:span><text:span text:style-name="T9">x</text:span><text:span text:style-name="T3"> segundos para encher </text:span><text:span text:style-name="T9">x</text:span><text:span text:style-name="T3"> unidades de refrigerante de uma garrafa para outra.</text:span></text:p>
      <text:p text:style-name="P6"><text:span text:style-name="T3"><text:tab/></text:span><text:span text:style-name="T4">Nick pediu sua ajuda para determinar </text:span><text:span text:style-name="T10">k –</text:span><text:span text:style-name="T4"> o mínimo número de garrafas para armazenar toda a quantidade de refrigerante restante – e </text:span><text:span text:style-name="T10">t</text:span><text:span text:style-name="T4"> – a menor quantidade de tempo que ele levará para colocar o refrigerante </text:span><text:span text:style-name="T5">restante</text:span><text:span text:style-name="T4"> nas </text:span><text:span text:style-name="T10">k</text:span><text:span text:style-name="T4"> garrafas. </text:span><text:span text:style-name="T5">Uma garrafa não pode armazenar mais do que o seu volume. Todo o refrigerante restante deve ser </text:span><text:span text:style-name="T6">colocado nas </text:span><text:span text:style-name="T11">k</text:span><text:span text:style-name="T6"> garrafas.</text:span></text:p>
      <text:p text:style-name="P9"/>
      <text:p text:style-name="P10"><text:span text:style-name="T11">E</text:span>NTRADA</text:p>
      <text:p text:style-name="P11"/>
      <text:p text:style-name="P13"><text:span text:style-name="T12"><text:tab/></text:span><text:span text:style-name="T13">A primeira linha contém um inteiro positivo </text:span><text:span text:style-name="T19">n </text:span><text:span text:style-name="T13">(</text:span><text:span text:style-name="T19">1 </text:span><text:span text:style-name="T7">≤ </text:span><text:span text:style-name="T8">n </text:span><text:span text:style-name="T7">≤ </text:span><text:span text:style-name="T8">100</text:span><text:span text:style-name="T13">) – o número de garrafas.</text:span></text:p>
      <text:p text:style-name="P15"><text:span text:style-name="T13"><text:tab/></text:span><text:span text:style-name="T14">A segunda linha contém </text:span><text:span text:style-name="T20">n</text:span><text:span text:style-name="T14"> inteiros positivos</text:span><text:span text:style-name="T22"><draw:frame draw:style-name="fr1" draw:name="Object5" text:anchor-type="as-char" svg:y="-0.1484in" svg:width="0.2181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2">,</text:span><text:span text:style-name="T22"><draw:frame draw:style-name="fr1" draw:name="Object6" text:anchor-type="as-char" svg:y="-0.1484in" svg:width="0.2181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2">, …, </text:span><text:span text:style-name="T22"><draw:frame draw:style-name="fr1" draw:name="Object7" text:anchor-type="as-char" svg:y="-0.1484in" svg:width="0.2193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(</text:span><text:span text:style-name="T23">1 ≤</text:span><text:span text:style-name="T23"><draw:frame draw:style-name="fr1" draw:name="Object8" text:anchor-type="as-char" svg:y="-0.1484in" svg:width="0.198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≤ 100</text:span><text:span text:style-name="T17">), </text:span><text:span text:style-name="T18">onde</text:span><text:span text:style-name="T23"><draw:frame draw:style-name="fr1" draw:name="Object9" text:anchor-type="as-char" svg:y="-0.1484in" svg:width="0.198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8">é a quantidade de refrigerante restante na </text:span><text:span text:style-name="T25">i</text:span><text:span text:style-name="T24">-</text:span><text:span text:style-name="T28">ésima</text:span><text:span text:style-name="T24"> </text:span><text:span text:style-name="T28">garrafa.</text:span></text:p>
      <text:p text:style-name="P16"><text:span text:style-name="T28"><text:tab/></text:span><text:span text:style-name="T29">A terceira linha contém </text:span><text:span text:style-name="T35">n</text:span><text:span text:style-name="T29"> inteiros positivos</text:span><text:span text:style-name="T36"><draw:frame draw:style-name="fr1" draw:name="Object10" text:anchor-type="as-char" svg:y="-0.1484in" svg:width="0.2181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6">,</text:span><text:span text:style-name="T36"><draw:frame draw:style-name="fr1" draw:name="Object11" text:anchor-type="as-char" svg:y="-0.1484in" svg:width="0.2181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6">, …, </text:span><text:span text:style-name="T36"><draw:frame draw:style-name="fr1" draw:name="Object12" text:anchor-type="as-char" svg:y="-0.1484in" svg:width="0.219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0">(</text:span><text:span text:style-name="T37">1 ≤</text:span><text:span text:style-name="T37"><draw:frame draw:style-name="fr1" draw:name="Object13" text:anchor-type="as-char" svg:y="-0.1484in" svg:width="0.198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≤ 100</text:span><text:span text:style-name="T30">), </text:span><text:span text:style-name="T28">onde</text:span><text:span text:style-name="T37"><draw:frame draw:style-name="fr1" draw:name="Object14" text:anchor-type="as-char" svg:y="-0.1484in" svg:width="0.198in" svg:height="0.2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8">é </text:span><text:span text:style-name="T32">o</text:span><text:span text:style-name="T28"> </text:span><text:span text:style-name="T31">volume d</text:span><text:span text:style-name="T28">a </text:span><text:span text:style-name="T25">i</text:span><text:span text:style-name="T24">-</text:span><text:span text:style-name="T28">ésima</text:span><text:span text:style-name="T24"> </text:span><text:span text:style-name="T28">garrafa. </text:span><text:span text:style-name="T33">É garantido que </text:span><text:span text:style-name="T33"><draw:frame draw:style-name="fr1" draw:name="Object15" text:anchor-type="as-char" svg:y="-0.1484in" svg:width="0.198in" svg:height="0.209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7">≤</text:span><text:span text:style-name="T37"><draw:frame draw:style-name="fr1" draw:name="Object16" text:anchor-type="as-char" svg:y="-0.1484in" svg:width="0.198in" svg:height="0.2098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0">, </text:span><text:span text:style-name="T33">para qualquer </text:span><text:span text:style-name="T26">i</text:span><text:span text:style-name="T33">.</text:span></text:p>
      <text:p text:style-name="P17"/>
      <text:p text:style-name="P1"><text:span text:style-name="T39">S</text:span><text:span text:style-name="T38">AÍDA</text:span></text:p>
      <text:p text:style-name="P2"/>
      <text:p text:style-name="P1"><text:span text:style-name="T27"><text:tab/></text:span><text:span text:style-name="T34">A saída deve ser composta por dois inteiros </text:span><text:span text:style-name="T40">k</text:span><text:span text:style-name="T34"> e </text:span><text:span text:style-name="T40">t</text:span><text:span text:style-name="T34">, onde </text:span><text:span text:style-name="T40">k</text:span><text:span text:style-name="T34"> é a menor quantidade de garrafas que podem armazenar todo o refrigerante e </text:span><text:span text:style-name="T40">t</text:span><text:span text:style-name="T34"> é a menor quantidade de tempo necessário para colocar o refrigerante nas </text:span><text:span text:style-name="T40">k</text:span><text:span text:style-name="T34"> garrafas.</text:span></text:p>
      <text:p text:style-name="P2"/>
      <text:p text:style-name="P3"><text:span text:style-name="T40">E</text:span><text:span text:style-name="T38">XEMPLOS</text:span></text:p>
      <text:p text:style-name="P4"><text:span text:style-name="T38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ENTRADA</text:p>
          </table:table-cell>
          <table:table-cell table:style-name="Table1.B1" office:value-type="string">
            <text:p text:style-name="P22">SAÍDA</text:p>
          </table:table-cell>
        </table:table-row>
        <table:table-row>
          <table:table-cell table:style-name="Table1.A2" office:value-type="string">
            <text:p text:style-name="P20">4</text:p>
            <text:p text:style-name="P20">3 3 4 3</text:p>
            <text:p text:style-name="P20">4 7 6 5</text:p>
          </table:table-cell>
          <table:table-cell table:style-name="Table1.B2" office:value-type="string">
            <text:p text:style-name="P20">2 6</text:p>
          </table:table-cell>
        </table:table-row>
      </table:table>
      <text:p text:style-name="P4"/>
      <text:p text:style-name="P5"/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23">ENTRADA</text:p>
          </table:table-cell>
          <table:table-cell table:style-name="Table2.B1" office:value-type="string">
            <text:p text:style-name="P23">SAÍDA</text:p>
          </table:table-cell>
        </table:table-row>
        <table:table-row>
          <table:table-cell table:style-name="Table2.A2" office:value-type="string">
            <text:p text:style-name="P25">2</text:p>
            <text:p text:style-name="P25">1 1</text:p>
            <text:p text:style-name="P25">100 100</text:p>
          </table:table-cell>
          <table:table-cell table:style-name="Table2.B2" office:value-type="string">
            <text:p text:style-name="P25">1 1</text:p>
          </table:table-cell>
        </table:table-row>
      </table:table>
      <text:p text:style-name="P18"/>
      <text:p text:style-name="P19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ENTRADA</text:p>
          </table:table-cell>
          <table:table-cell table:style-name="Table3.B1" office:value-type="string">
            <text:p text:style-name="P24">SAÍDA</text:p>
          </table:table-cell>
        </table:table-row>
        <table:table-row>
          <table:table-cell table:style-name="Table3.A2" office:value-type="string">
            <text:p text:style-name="P27">5</text:p>
            <text:p text:style-name="P27">10 30 5 6 24</text:p>
            <text:p text:style-name="P27">10 41 7 8 24</text:p>
          </table:table-cell>
          <table:table-cell table:style-name="Table3.B2" office:value-type="string">
            <text:p text:style-name="P27">3 11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11-22T14:27:36.745222919</meta:creation-date>
    <dc:date>2016-11-22T15:10:14.652465804</dc:date>
    <dc:creator>paulofelipe </dc:creator>
    <meta:editing-duration>PT42M21S</meta:editing-duration>
    <meta:editing-cycles>30</meta:editing-cycles>
    <meta:generator>LibreOffice/4.3.3.2$Linux_X86_64 LibreOffice_project/430m0$Build-2</meta:generator>
    <meta:document-statistic meta:table-count="3" meta:image-count="0" meta:object-count="16" meta:page-count="2" meta:paragraph-count="30" meta:word-count="280" meta:character-count="1515" meta:non-whitespace-character-count="1253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10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1/content.xml><?xml version="1.0" encoding="utf-8"?>
<math xmlns="http://www.w3.org/1998/Math/MathML" display="block">
  <semantics>
    <msub>
      <mi>b</mi>
      <mn>2</mn>
    </msub>
    <annotation encoding="StarMath 5.0">b_{2}</annotation>
  </semantics>
</math>
</file>

<file path=Object 12/content.xml><?xml version="1.0" encoding="utf-8"?>
<math xmlns="http://www.w3.org/1998/Math/MathML" display="block">
  <semantics>
    <msub>
      <mi>b</mi>
      <mi>n</mi>
    </msub>
    <annotation encoding="StarMath 5.0">b_{n}</annotation>
  </semantics>
</math>
</file>

<file path=Object 13/content.xml><?xml version="1.0" encoding="utf-8"?>
<math xmlns="http://www.w3.org/1998/Math/MathML" display="block">
  <semantics>
    <msub>
      <mi>b</mi>
      <mi>i</mi>
    </msub>
    <annotation encoding="StarMath 5.0">b_{i}</annotation>
  </semantics>
</math>
</file>

<file path=Object 14/content.xml><?xml version="1.0" encoding="utf-8"?>
<math xmlns="http://www.w3.org/1998/Math/MathML" display="block">
  <semantics>
    <msub>
      <mi>b</mi>
      <mi>i</mi>
    </msub>
    <annotation encoding="StarMath 5.0">b_{i}</annotation>
  </semantics>
</math>
</file>

<file path=Object 15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16/content.xml><?xml version="1.0" encoding="utf-8"?>
<math xmlns="http://www.w3.org/1998/Math/MathML" display="block">
  <semantics>
    <msub>
      <mi>b</mi>
      <mi>i</mi>
    </msub>
    <annotation encoding="StarMath 5.0">b_{i}</annotation>
  </semantics>
</math>
</file>

<file path=Object 2/content.xml><?xml version="1.0" encoding="utf-8"?>
<math xmlns="http://www.w3.org/1998/Math/MathML" display="block">
  <semantics>
    <msub>
      <mi>b</mi>
      <mi>i</mi>
    </msub>
    <annotation encoding="StarMath 5.0">b_{i}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4/content.xml><?xml version="1.0" encoding="utf-8"?>
<math xmlns="http://www.w3.org/1998/Math/MathML" display="block">
  <semantics>
    <msub>
      <mi>b</mi>
      <mi>i</mi>
    </msub>
    <annotation encoding="StarMath 5.0">b_{i}</annotation>
  </semantics>
</math>
</file>

<file path=Object 5/content.xml><?xml version="1.0" encoding="utf-8"?>
<math xmlns="http://www.w3.org/1998/Math/MathML" display="block">
  <semantics>
    <msub>
      <mi>a</mi>
      <mn>1</mn>
    </msub>
    <annotation encoding="StarMath 5.0">a_{1}</annotation>
  </semantics>
</math>
</file>

<file path=Object 6/content.xml><?xml version="1.0" encoding="utf-8"?>
<math xmlns="http://www.w3.org/1998/Math/MathML" display="block">
  <semantics>
    <msub>
      <mi>a</mi>
      <mn>2</mn>
    </msub>
    <annotation encoding="StarMath 5.0">a_{2}</annotation>
  </semantics>
</math>
</file>

<file path=Object 7/content.xml><?xml version="1.0" encoding="utf-8"?>
<math xmlns="http://www.w3.org/1998/Math/MathML" display="block">
  <semantics>
    <msub>
      <mi>a</mi>
      <mi>n</mi>
    </msub>
    <annotation encoding="StarMath 5.0">a_{n}</annotation>
  </semantics>
</math>
</file>

<file path=Object 8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9/content.xml><?xml version="1.0" encoding="utf-8"?>
<math xmlns="http://www.w3.org/1998/Math/MathML" display="block">
  <semantics>
    <msub>
      <mi>a</mi>
      <mi>i</mi>
    </msub>
    <annotation encoding="StarMath 5.0">a_{i}</annotation>
  </semantics>
</math>
</file>